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666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4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Crear el proyecto servidor</text:p>
        </text:list-item>
        <text:list-item>
          <text:p text:style-name="P10">Configurar el layout del proyecto servidor</text:p>
        </text:list-item>
        <text:list-item>
          <text:p text:style-name="P10">Definir módulos del servidor</text:p>
        </text:list-item>
        <text:list-item>
          <text:p text:style-name="P10">Codificar servidor base</text:p>
        </text:list-item>
        <text:list-item>
          <text:p text:style-name="P10">Investigar la generalización del servidor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C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rear el proyecto servido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nfigurar el layout del proyecto servido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Definir módulos del servido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dificar servidor base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nvestigar la generalización del servidor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8:56:17</meta:creation-date>
    <dc:creator>David Cuadrado</dc:creator>
    <dc:date>2007-02-06T19:12:16</dc:date>
    <dc:language>es-CO</dc:language>
    <meta:editing-cycles>15</meta:editing-cycles>
    <meta:editing-duration>PT16M0S</meta:editing-duration>
    <meta:template xlink:type="simple" xlink:actuate="onRequest" xlink:role="template" xlink:href="../../../../.ooo-2.0/user/template/ktoon_plan_de_iteracion.ott" xlink:title="ktoon_plan_de_iteracion" meta:date="2007-02-06T18:56:16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5" meta:word-count="95" meta:character-count="680"/>
  </office:meta>
</office:document-meta>
</file>